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801cm" fo:margin-left="-0.026cm" table:align="left"/>
    </style:style>
    <style:style style:name="Tabla1.A" style:family="table-column">
      <style:table-column-properties style:column-width="16.801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7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8" style:family="paragraph" style:parent-style-name="Standard" style:list-style-name="L6"/>
    <style:style style:name="P9" style:family="paragraph" style:parent-style-name="Standard" style:list-style-name="L6">
      <style:text-properties officeooo:paragraph-rsid="00166eef"/>
    </style:style>
    <style:style style:name="P10" style:family="paragraph" style:parent-style-name="Standard" style:list-style-name="L7"/>
    <style:style style:name="P11" style:family="paragraph" style:parent-style-name="Standard" style:list-style-name="L7">
      <style:text-properties officeooo:paragraph-rsid="00166eef"/>
    </style:style>
    <style:style style:name="P12" style:family="paragraph" style:parent-style-name="Standard" style:list-style-name="L8"/>
    <style:style style:name="P13" style:family="paragraph" style:parent-style-name="Standard" style:list-style-name="L8">
      <style:text-properties officeooo:paragraph-rsid="00166eef"/>
    </style:style>
    <style:style style:name="P14" style:family="paragraph" style:parent-style-name="Standard" style:list-style-name="L8">
      <style:text-properties officeooo:paragraph-rsid="00169455"/>
    </style:style>
    <style:style style:name="P15" style:family="paragraph" style:parent-style-name="Standard">
      <style:text-properties officeooo:paragraph-rsid="00169455"/>
    </style:style>
    <style:style style:name="P16" style:family="paragraph" style:parent-style-name="Standard" style:list-style-name="L8">
      <style:text-properties officeooo:rsid="00169455" officeooo:paragraph-rsid="00169455"/>
    </style:style>
    <style:style style:name="P17" style:family="paragraph" style:parent-style-name="Standard">
      <style:text-properties officeooo:rsid="00169455" officeooo:paragraph-rsid="00169455"/>
    </style:style>
    <style:style style:name="P18" style:family="paragraph" style:parent-style-name="Standard" style:list-style-name="L6">
      <style:text-properties officeooo:rsid="00169455" officeooo:paragraph-rsid="00169455"/>
    </style:style>
    <style:style style:name="P19" style:family="paragraph" style:parent-style-name="Standard" style:list-style-name="L7">
      <style:text-properties officeooo:rsid="00169455" officeooo:paragraph-rsid="00169455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1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4pt" fo:language="es" fo:country="ES" fo:font-weight="bold" officeooo:rsid="00166eef" style:font-name-asian="Proxima Nova" style:font-size-asian="44pt" style:font-weight-asian="bold" style:font-name-complex="Proxima Nova" style:font-size-complex="44pt"/>
    </style:style>
    <style:style style:name="T5" style:family="text">
      <style:text-properties fo:language="es" fo:country="ES"/>
    </style:style>
    <style:style style:name="T6" style:family="text">
      <style:text-properties fo:font-size="14pt" fo:language="es" fo:country="ES" style:font-size-asian="14pt" style:font-size-complex="14pt"/>
    </style:style>
    <style:style style:name="T7" style:family="text">
      <style:text-properties fo:font-size="14pt" fo:language="es" fo:country="ES" style:font-size-asian="14pt" style:font-size-complex="14pt" loext:padding="0.049cm" loext:border="0.06pt solid #d9d9e3"/>
    </style:style>
    <style:style style:name="T8" style:family="text">
      <style:text-properties officeooo:rsid="00166eef"/>
    </style:style>
    <style:style style:name="T9" style:family="text">
      <style:text-properties officeooo:rsid="0016945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aczyuw2yex2w"/><text:span text:style-name="Fuente_20_de_20_párrafo_20_predeter."><text:span text:style-name="T2">Obtener y organizar información</text:span></text:span><text:span text:style-name="Fuente_20_de_20_párrafo_20_predeter."><text:span text:style-name="T3"><text:line-break/></text:span></text:span><text:span text:style-name="Fuente_20_de_20_párrafo_20_predeter."><text:span text:style-name="T4">Postgresistas</text:span></text:span></text:p>
      <text:p text:style-name="P21"><text:span text:style-name="Fuente_20_de_20_párrafo_20_predeter."><text:span text:style-name="T5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5"><text:line-break/></text:span></text:span></text:p>
      <text:p text:style-name="P5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0"><text:span text:style-name="Fuente_20_de_20_párrafo_20_predeter."><text:span text:style-name="T6">Base de datos de conocimiento</text:span></text:span></text:p>
          </table:table-cell>
        </table:table-row>
        <table:table-row table:style-name="Tabla1.2">
          <table:table-cell table:style-name="Tabla1.A6" table:number-rows-spanned="5" office:value-type="string">
            <text:p text:style-name="P15"><text:span text:style-name="T9">Odoo</text:span>:</text:p>
            <text:list xml:id="list127551042" text:style-name="L8">
              <text:list-item>
                <text:p text:style-name="P14">Documentación:</text:p>
                <text:list>
                  <text:list-item>
                    <text:p text:style-name="P14"><text:span text:style-name="T9">D</text:span>ocumentación <text:span text:style-name="T9">oficial </text:span>de Odoo</text:p>
                  </text:list-item>
                </text:list>
              </text:list-item>
              <text:list-item>
                <text:p text:style-name="P14">Tutoriales:</text:p>
                <text:list>
                  <text:list-item>
                    <text:p text:style-name="P16">Temario de SGE en aules (.pdf)</text:p>
                  </text:list-item>
                </text:list>
              </text:list-item>
              <text:list-item>
                <text:p text:style-name="P14">Ejemplos:</text:p>
                <text:list>
                  <text:list-item>
                    <text:p text:style-name="P16">Ejercicios entregados en la asignatura SGE</text:p>
                  </text:list-item>
                </text:list>
              </text:list-item>
            </text:list>
            <text:p text:style-name="P17"/>
            <text:p text:style-name="Standard">Python:</text:p>
            <text:list xml:id="list632026933" text:style-name="L6">
              <text:list-item>
                <text:p text:style-name="P8">Documentación:</text:p>
                <text:list>
                  <text:list-item>
                    <text:p text:style-name="P8">Documentación oficial de Python</text:p>
                  </text:list-item>
                </text:list>
              </text:list-item>
              <text:list-item>
                <text:p text:style-name="P8">Tutoriales:</text:p>
                <text:list>
                  <text:list-item>
                    <text:p text:style-name="P18">Temario de SGE en aules (.pdf)</text:p>
                  </text:list-item>
                  <text:list-item>
                    <text:p text:style-name="P18">Curso de Programación Odoo de Josuhe Uh (Youtube)</text:p>
                  </text:list-item>
                </text:list>
              </text:list-item>
              <text:list-item>
                <text:p text:style-name="P8">Comunidad:</text:p>
                <text:list>
                  <text:list-item>
                    <text:p text:style-name="P9"><text:span text:style-name="T8">Stackoverflow</text:span></text:p>
                    <text:p text:style-name="P9"/>
                  </text:list-item>
                </text:list>
              </text:list-item>
            </text:list>
            <text:p text:style-name="Standard">XML:</text:p>
            <text:list xml:id="list2406268743" text:style-name="L7">
              <text:list-item>
                <text:p text:style-name="P10">Documentación:</text:p>
                <text:list>
                  <text:list-item>
                    <text:p text:style-name="P10">Documentación oficial de Odoo XML</text:p>
                  </text:list-item>
                </text:list>
              </text:list-item>
              <text:list-item>
                <text:p text:style-name="P10">Tutoriales:</text:p>
                <text:list>
                  <text:list-item>
                    <text:p text:style-name="P11"><text:span text:style-name="T8">Video explicativo Aules</text:span></text:p>
                  </text:list-item>
                  <text:list-item>
                    <text:p text:style-name="P19">Curso de Programación Odoo de Josuhe Uh (Youtube)</text:p>
                  </text:list-item>
                </text:list>
              </text:list-item>
              <text:list-item>
                <text:p text:style-name="P10">Comunidad:</text:p>
                <text:list>
                  <text:list-item>
                    <text:p text:style-name="P11"><text:span text:style-name="T8">Stackoverflow</text:span></text:p>
                  </text:list-item>
                </text:list>
              </text:list-item>
            </text:list>
            <text:p text:style-name="Standard"/>
            <text:p text:style-name="Standard">CSS:</text:p>
            <text:list xml:id="list174238234002050" text:continue-list="list127551042" text:style-name="L8">
              <text:list-item>
                <text:p text:style-name="P12">Documentación:</text:p>
                <text:list>
                  <text:list-item>
                    <text:p text:style-name="P12">W3Schools</text:p>
                  </text:list-item>
                  <text:list-item>
                    <text:p text:style-name="P13"><text:span text:style-name="T8">MDN Web Docs</text:span></text:p>
                  </text:list-item>
                </text:list>
              </text:list-item>
              <text:list-item>
                <text:p text:style-name="P12"><text:soft-page-break/>Tutoriales:</text:p>
                <text:list>
                  <text:list-item>
                    <text:p text:style-name="P12">Tutorial de CSS de MDN Web Docs</text:p>
                  </text:list-item>
                </text:list>
              </text:list-item>
              <text:list-item>
                <text:p text:style-name="P14">Comunidad:</text:p>
                <text:list>
                  <text:list-item>
                    <text:p text:style-name="P14"><text:span text:style-name="T8">Stackoverflow</text:span></text:p>
                  </text:list-item>
                </text:list>
              </text:list-item>
              <text:list-item>
                <text:p text:style-name="P12">Ejemplos:</text:p>
                <text:list>
                  <text:list-item>
                    <text:p text:style-name="P12">CodePen</text:p>
                  </text:list-item>
                </text:list>
              </text:list-item>
            </text:list>
            <text:p text:style-name="Standard"/>
            <text:p text:style-name="P15"><text:span text:style-name="T9">Docker</text:span>:</text:p>
            <text:list xml:id="list174238122148345" text:continue-numbering="true" text:style-name="L8">
              <text:list-item>
                <text:p text:style-name="P14">Documentación:</text:p>
                <text:list>
                  <text:list-item>
                    <text:p text:style-name="P14">Docker Docs</text:p>
                  </text:list-item>
                </text:list>
              </text:list-item>
              <text:list-item>
                <text:p text:style-name="P14">Tutoriales:</text:p>
                <text:list>
                  <text:list-item>
                    <text:p text:style-name="P16">Documentos PDF de SGE en aules</text:p>
                  </text:list-item>
                </text:list>
              </text:list-item>
              <text:list-item>
                <text:p text:style-name="P14">Ejemplos:</text:p>
                <text:list>
                  <text:list-item>
                    <text:p text:style-name="P16">Ejercicios de temas anteriores</text:p>
                  </text:list-item>
                </text:list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table-cell table:style-name="Tabla1.A7" office:value-type="string">
            <text:p text:style-name="Standard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4:00Z</meta:creation-date>
    <dc:date>2024-02-06T17:42:36.289506869</dc:date>
    <meta:editing-cycles>3</meta:editing-cycles>
    <meta:editing-duration>PT9M</meta:editing-duration>
    <meta:document-statistic meta:table-count="1" meta:image-count="1" meta:object-count="0" meta:page-count="3" meta:paragraph-count="46" meta:word-count="148" meta:character-count="825" meta:non-whitespace-character-count="752"/>
    <meta:template xlink:type="simple" xlink:actuate="onRequest" xlink:title="" xlink:href="../Modelos/Paso%205%20-%20Obtener%20y%20organizar%20informaci¢n.odt/Normal"/>
  </office:meta>
</office:document-meta>
</file>